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41b16" officeooo:paragraph-rsid="00041b16"/>
    </style:style>
    <style:style style:name="P2" style:family="paragraph" style:parent-style-name="Standard">
      <style:text-properties officeooo:rsid="0006b27d" officeooo:paragraph-rsid="0006b27d"/>
    </style:style>
    <style:style style:name="P3" style:family="paragraph" style:parent-style-name="Standard">
      <style:text-properties officeooo:rsid="000872c0" officeooo:paragraph-rsid="000872c0"/>
    </style:style>
    <style:style style:name="P4" style:family="paragraph" style:parent-style-name="Standard">
      <style:text-properties style:font-name="Liberation Serif" fo:font-size="12pt" fo:font-style="normal" style:text-underline-style="none" fo:font-weight="normal" officeooo:rsid="000ff04a" officeooo:paragraph-rsid="00041b16" style:font-size-asian="12pt" style:font-style-asian="normal" style:font-weight-asian="normal" style:font-size-complex="12pt"/>
    </style:style>
    <style:style style:name="P5" style:family="paragraph" style:parent-style-name="Standard">
      <style:text-properties style:font-name="Liberation Serif" fo:font-size="12pt" fo:font-style="normal" style:text-underline-style="none" fo:font-weight="normal" officeooo:rsid="00041b16" officeooo:paragraph-rsid="00041b16" style:font-size-asian="12pt" style:font-style-asian="normal" style:font-weight-asian="normal" style:font-size-complex="12pt"/>
    </style:style>
    <style:style style:name="P6" style:family="paragraph" style:parent-style-name="Standard">
      <style:text-properties style:font-name="Liberation Serif" fo:font-size="12pt" fo:font-style="normal" style:text-underline-style="none" fo:font-weight="normal" officeooo:rsid="0004c0f0" officeooo:paragraph-rsid="0004c0f0" style:font-size-asian="12pt" style:font-style-asian="normal" style:font-weight-asian="normal" style:font-size-complex="12pt"/>
    </style:style>
    <style:style style:name="P7" style:family="paragraph" style:parent-style-name="Standard">
      <style:text-properties style:font-name="Liberation Serif" fo:font-size="12pt" fo:font-style="normal" style:text-underline-style="none" fo:font-weight="normal" officeooo:rsid="0006b27d" officeooo:paragraph-rsid="0006b27d" style:font-size-asian="12pt" style:font-style-asian="normal" style:font-weight-asian="normal" style:font-size-complex="12pt"/>
    </style:style>
    <style:style style:name="P8" style:family="paragraph" style:parent-style-name="Standard">
      <style:text-properties style:font-name="Liberation Serif" fo:font-size="12pt" fo:font-style="normal" style:text-underline-style="none" fo:font-weight="normal" officeooo:rsid="000872c0" officeooo:paragraph-rsid="000872c0" style:font-size-asian="12pt" style:font-style-asian="normal" style:font-weight-asian="normal" style:font-size-complex="12pt"/>
    </style:style>
    <style:style style:name="P9" style:family="paragraph" style:parent-style-name="Standard">
      <style:text-properties style:font-name="Liberation Mono" fo:font-size="11pt" fo:font-style="normal" style:text-underline-style="none" fo:font-weight="normal" officeooo:rsid="000a3ed0" officeooo:paragraph-rsid="000872c0" style:font-size-asian="11pt" style:font-style-asian="normal" style:font-weight-asian="normal" style:font-size-complex="12pt"/>
    </style:style>
    <style:style style:name="P10" style:family="paragraph" style:parent-style-name="Standard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0872c0" officeooo:paragraph-rsid="000bbcfb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T1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/>
    </style:style>
    <style:style style:name="T2" style:family="text">
      <style:text-properties style:font-name="Liberation Serif" fo:font-size="12pt" fo:font-style="normal" style:text-underline-style="none" fo:font-weight="normal" officeooo:rsid="000ff04a" style:font-size-asian="12pt" style:font-style-asian="normal" style:font-weight-asian="normal" style:font-size-complex="12pt"/>
    </style:style>
    <style:style style:name="T3" style:family="text">
      <style:text-properties style:font-name="Liberation Serif" fo:font-size="12pt" fo:font-style="normal" style:text-underline-style="none" fo:font-weight="normal" officeooo:rsid="000872c0" style:font-size-asian="12pt" style:font-style-asian="normal" style:font-weight-asian="normal" style:font-size-complex="12pt"/>
    </style:style>
    <style:style style:name="T4" style:family="text">
      <style:text-properties style:font-name="Liberation Serif" fo:font-size="12pt" fo:font-style="normal" style:text-underline-style="none" fo:font-weight="normal" officeooo:rsid="000bb3e8" style:font-size-asian="12pt" style:font-style-asian="normal" style:font-weight-asian="normal" style:font-size-complex="12pt"/>
    </style:style>
    <style:style style:name="T5" style:family="text">
      <style:text-properties officeooo:rsid="000a3ed0"/>
    </style:style>
    <style:style style:name="T6" style:family="text">
      <style:text-properties officeooo:rsid="000bb3e8"/>
    </style:style>
    <style:style style:name="T7" style:family="text">
      <style:text-properties officeooo:rsid="000818c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: <text:span text:style-name="T2">Queremos hacer un dominó que vaya del 0 al n ¿Cuantas fichas necesitamos? Un dominó normal tiene 28 fichas</text:span></text:p>
      <text:p text:style-name="P4"/>
      <text:p text:style-name="P5"><draw:frame draw:style-name="fr1" draw:name="Objeto1" text:anchor-type="as-char" svg:y="-0.66cm" svg:width="5.341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><draw:frame draw:style-name="fr1" draw:name="Objeto2" text:anchor-type="as-char" svg:y="-0.66cm" svg:width="6.662cm" svg:height="1.09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>Ejercicio: Cuantos números de 5 cifras empiezan por 4, terminan por 5 y sus cifras suman 18</text:p>
      <text:p text:style-name="P5"/>
      <text:p text:style-name="P5"><text:s text:c="2"/>x₁x₂x₃ </text:p>
      <text:p text:style-name="P5">4_ _ _ 5</text:p>
      <text:p text:style-name="P5">x₁+x₂+x₃ = 9</text:p>
      <text:p text:style-name="P5"/>
      <text:p text:style-name="P5"><draw:frame draw:style-name="fr1" draw:name="Objeto3" text:anchor-type="as-char" svg:y="-0.437cm" svg:width="6.207cm" svg:height="0.59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5"><draw:frame draw:style-name="fr1" draw:name="Objeto4" text:anchor-type="as-char" svg:y="-0.644cm" svg:width="2.667cm" svg:height="1.07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5">Cuantos números escritos en base 3 tienen 6 dígitos y exactamente dos de ellos son iguales a 0</text:p>
      <text:p text:style-name="P5"/>
      <text:p text:style-name="P5">_ _ _ _ _ _</text:p>
      <text:p text:style-name="P5"/>
      <text:p text:style-name="P5"><draw:frame draw:style-name="fr1" draw:name="Objeto5" text:anchor-type="as-char" svg:y="-0.644cm" svg:width="2.268cm" svg:height="1.07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6">Ejercicio: ¿Cuantos números de 3 cifras en base 5 no son múltiplos de 3?</text:p>
      <text:p text:style-name="P6"/>
      <text:p text:style-name="P6">X={números que tienen 3 cifras al expresarlo en base 5} = {25,26,…,124}</text:p>
      <text:p text:style-name="P6"/>
      <text:p text:style-name="P6"><draw:frame draw:style-name="fr1" draw:name="Objeto6" text:anchor-type="as-char" svg:y="-0.377cm" svg:width="9.169cm" svg:height="0.49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6"><draw:frame draw:style-name="fr1" draw:name="Objeto7" text:anchor-type="as-char" svg:y="-0.386cm" svg:width="6.189cm" svg:height="0.50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ext:p text:style-name="P7">Ejercicio: ¿Cuantos números de 5 cifras podemos formar reordenando los dígitos 10122?</text:p>
      <text:p text:style-name="P7"/>
      <text:p text:style-name="P7"><draw:frame draw:style-name="fr1" draw:name="Objeto8" text:anchor-type="as-char" svg:y="-0.437cm" svg:width="2.746cm" svg:height="0.59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7"/>
      <text:p text:style-name="P7">Ejercicio: ¿Cuantos números de 3 cifras verifican que la suma de sus cifras es 8?</text:p>
      <text:p text:style-name="P7"/>
      <text:p text:style-name="P2"><text:span text:style-name="T1"><draw:frame draw:style-name="fr1" draw:name="Objeto10" text:anchor-type="as-char" svg:y="-0.377cm" svg:width="3.722cm" svg:height="0.531cm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1">→</text:span><text:span text:style-name="T3"> </text:span><text:span text:style-name="T3"><draw:frame draw:style-name="fr1" draw:name="Objeto11" text:anchor-type="as-char" svg:y="-0.644cm" svg:width="1.921cm" svg:height="1.074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/text:span></text:p>
      <text:p text:style-name="P3"><text:span text:style-name="T1"><draw:frame draw:style-name="fr1" draw:name="Objeto9" text:anchor-type="as-char" svg:y="-0.377cm" svg:width="3.074cm" svg:height="0.531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1">→ </text:span><text:span text:style-name="T1"><draw:frame draw:style-name="fr1" draw:name="Objeto12" text:anchor-type="as-char" svg:y="-0.644cm" svg:width="1.716cm" svg:height="1.074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8"><draw:frame draw:style-name="fr1" draw:name="Objeto13" text:anchor-type="as-char" svg:y="-0.644cm" svg:width="2.604cm" svg:height="1.074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8"/>
      <text:p text:style-name="P8"><text:soft-page-break/>Tenemos 5 bolas blancas, 5 rojas y 5 amarillas ¿Cuantas cajas distintas de 6 bolas podemos formar?</text:p>
      <text:p text:style-name="P8"/>
      <text:p text:style-name="P3"><text:span text:style-name="T1">La </text:span><text:span text:style-name="T4">solución</text:span><text:span text:style-name="T1"> del problema coincide con el numero de soluciones del sistema</text:span><text:span text:style-name="T1"><draw:frame draw:style-name="fr1" draw:name="Objeto14" text:anchor-type="as-char" svg:y="-0.377cm" svg:width="4.411cm" svg:height="0.53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">(1)</text:span></text:p>
      <text:p text:style-name="P8"/>
      <text:p text:style-name="P3"><text:span text:style-name="T1">Sabemos que el sistema </text:span><text:span text:style-name="T1"><draw:frame draw:style-name="fr1" draw:name="Objeto15" text:anchor-type="as-char" svg:y="-0.377cm" svg:width="3.84cm" svg:height="0.531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">(2) tiene</text:span><text:span text:style-name="T1"><draw:frame draw:style-name="fr1" draw:name="Objeto16" text:anchor-type="as-char" svg:y="-0.644cm" svg:width="1.716cm" svg:height="1.074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8"/>
      <text:p text:style-name="P8">Toda <text:span text:style-name="T6">solución</text:span> de (1) es solución de (2), pero hay soluciones de (2) que no son soluciones de (1)</text:p>
      <text:p text:style-name="P8"/>
      <text:p text:style-name="P8">(6,0,0),(0,6,0),(0,0,6) </text:p>
      <text:p text:style-name="P8"/>
      <text:p text:style-name="P9"><draw:frame draw:style-name="fr1" draw:name="Objeto17" text:anchor-type="as-char" svg:y="-0.644cm" svg:width="2.092cm" svg:height="1.074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8"/>
      <text:p text:style-name="P10"><text:span text:style-name="T5">¿</text:span>Que es mas <text:span text:style-name="T6">difícil</text:span>? <text:span text:style-name="T7">¿</text:span>Acertar 14 e<text:span text:style-name="T5">n una quiniela o acertar los 6 números en la lotería primitiva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1:26:37.680979924</meta:creation-date>
    <meta:editing-duration>PT2M3S</meta:editing-duration>
    <meta:editing-cycles>4</meta:editing-cycles>
    <meta:generator>LibreOffice/6.0.7.3.0$Linux_X86_64 LibreOffice_project/00m0$Build-3</meta:generator>
    <dc:date>2019-01-16T23:27:30.630944174</dc:date>
    <meta:document-statistic meta:table-count="0" meta:image-count="0" meta:object-count="17" meta:page-count="2" meta:paragraph-count="29" meta:word-count="207" meta:character-count="1078" meta:non-whitespace-character-count="894"/>
  </office:meta>
</office:document-meta>
</file>

<file path=Object 1/content.xml><?xml version="1.0" encoding="utf-8"?>
<math xmlns="http://www.w3.org/1998/Math/MathML" display="block">
  <semantics>
    <mrow>
      <mrow>
        <mn>1</mn>
        <mo stretchy="false">+</mo>
        <mn>2</mn>
        <mo stretchy="false">+</mo>
        <mn>...</mn>
        <mo stretchy="false">+</mo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row>
      <mo stretchy="false">=</mo>
      <mfrac>
        <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row>
            <mo fence="true" stretchy="false">(</mo>
            <mrow>
              <mrow>
                <mi>n</mi>
                <mo stretchy="false">+</mo>
                <mn>2</mn>
              </mrow>
            </mrow>
            <mo fence="true" stretchy="false">)</mo>
          </mrow>
        </mrow>
        <mn>2</mn>
      </mfrac>
    </mrow>
    <annotation encoding="StarMath 5.0">1+2+...+(n+1) = {(n+1)(n+2)} over 2</annotation>
  </semantics>
</math>
</file>

<file path=Object 10/content.xml><?xml version="1.0" encoding="utf-8"?>
<math xmlns="http://www.w3.org/1998/Math/MathML" display="block">
  <semantics>
    <mrow>
      <mrow>
        <mrow>
          <msub>
            <mi>x</mi>
            <mn>1</mn>
          </msub>
          <mo stretchy="false">+</mo>
          <msub>
            <mi>x</mi>
            <mn>2</mn>
          </msub>
          <mo stretchy="false">+</mo>
          <msub>
            <mi>x</mi>
            <mn>3</mn>
          </msub>
        </mrow>
        <mo stretchy="false">=</mo>
        <mn>8</mn>
      </mrow>
      <mi>y</mi>
      <mrow>
        <msub>
          <mi>x</mi>
          <mn>1</mn>
        </msub>
        <mo stretchy="false">≥</mo>
        <mn>0</mn>
      </mrow>
    </mrow>
    <annotation encoding="StarMath 5.0">x_ 1+x_ 2+ x_ 3 = 8 y x_1&gt;= 0</annotation>
  </semantics>
</math>
</file>

<file path=Object 11/content.xml><?xml version="1.0" encoding="utf-8"?>
<math xmlns="http://www.w3.org/1998/Math/MathML" display="block">
  <semantics>
    <mrow>
      <msubsup>
        <mi>C</mi>
        <mn>3,8</mn>
        <mi>R</mi>
      </msubsup>
      <mo stretchy="false">=</mo>
      <mrow>
        <mo fence="true" stretchy="true">(</mo>
        <mrow>
          <mtable>
            <mtr>
              <mtd>
                <mn>10</mn>
              </mtd>
            </mtr>
            <mtr>
              <mtd>
                <mn>8</mn>
              </mtd>
            </mtr>
          </mtable>
        </mrow>
        <mo fence="true" stretchy="true">)</mo>
      </mrow>
    </mrow>
    <annotation encoding="StarMath 5.0">C^R_{3,8}= left ( matrix{10##8} right)</annotation>
  </semantics>
</math>
</file>

<file path=Object 12/content.xml><?xml version="1.0" encoding="utf-8"?>
<math xmlns="http://www.w3.org/1998/Math/MathML" display="block">
  <semantics>
    <mrow>
      <msubsup>
        <mi>C</mi>
        <mn>2,8</mn>
        <mi>R</mi>
      </msubsup>
      <mo stretchy="false">=</mo>
      <mrow>
        <mo fence="true" stretchy="true">(</mo>
        <mrow>
          <mtable>
            <mtr>
              <mtd>
                <mn>9</mn>
              </mtd>
            </mtr>
            <mtr>
              <mtd>
                <mn>8</mn>
              </mtd>
            </mtr>
          </mtable>
        </mrow>
        <mo fence="true" stretchy="true">)</mo>
      </mrow>
    </mrow>
    <annotation encoding="StarMath 5.0">C^R _ {2,8} = left(matrix{9##8}right)</annotation>
  </semantics>
</math>
</file>

<file path=Object 13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0</mn>
                </mtd>
              </mtr>
              <mtr>
                <mtd>
                  <mn>8</mn>
                </mtd>
              </mtr>
            </mtable>
          </mrow>
          <mo fence="true" stretchy="true">)</mo>
        </mrow>
        <mo stretchy="false">−</mo>
        <mrow>
          <mo fence="true" stretchy="true">(</mo>
          <mrow>
            <mtable>
              <mtr>
                <mtd>
                  <mn>9</mn>
                </mtd>
              </mtr>
              <mtr>
                <mtd>
                  <mn>8</mn>
                </mtd>
              </mtr>
            </mtable>
          </mrow>
          <mo fence="true" stretchy="true">)</mo>
        </mrow>
      </mrow>
      <mo stretchy="false">=</mo>
      <mn>36</mn>
    </mrow>
    <annotation encoding="StarMath 5.0">left(matrix{10##8}right)-left(matrix{9##8}right)=36</annotation>
  </semantics>
</math>
</file>

<file path=Object 14/content.xml><?xml version="1.0" encoding="utf-8"?>
<math xmlns="http://www.w3.org/1998/Math/MathML" display="block">
  <semantics>
    <mrow>
      <mrow>
        <mrow>
          <msub>
            <mi>x</mi>
            <mn>1</mn>
          </msub>
          <mo stretchy="false">+</mo>
          <msub>
            <mi>x</mi>
            <mn>2</mn>
          </msub>
          <mo stretchy="false">+</mo>
          <msub>
            <mi>x</mi>
            <mn>3</mn>
          </msub>
        </mrow>
        <mo stretchy="false">=</mo>
        <mn>6</mn>
      </mrow>
      <mspace width="0.5em"/>
      <mi>y</mi>
      <mspace width="0.5em"/>
      <mrow>
        <mn>0</mn>
        <mo stretchy="false">≤</mo>
        <msub>
          <mi>x</mi>
          <mi>i</mi>
        </msub>
        <mo stretchy="false">≤</mo>
        <mn>5</mn>
      </mrow>
    </mrow>
    <annotation encoding="StarMath 5.0"> x_ 1+x_ 2+x_ 3= 6 ` y` 0&lt;= x_ i &lt;= 5</annotation>
  </semantics>
</math>
</file>

<file path=Object 15/content.xml><?xml version="1.0" encoding="utf-8"?>
<math xmlns="http://www.w3.org/1998/Math/MathML" display="block">
  <semantics>
    <mrow>
      <mrow>
        <mrow>
          <msub>
            <mi>x</mi>
            <mn>1</mn>
          </msub>
          <mo stretchy="false">+</mo>
          <msub>
            <mi>x</mi>
            <mn>2</mn>
          </msub>
          <mo stretchy="false">+</mo>
          <msub>
            <mi>x</mi>
            <mn>3</mn>
          </msub>
        </mrow>
        <mo stretchy="false">=</mo>
        <mn>6</mn>
      </mrow>
      <mspace width="0.5em"/>
      <mi>y</mi>
      <mspace width="0.5em"/>
      <mrow>
        <msub>
          <mi>x</mi>
          <mi>i</mi>
        </msub>
        <mo stretchy="false">≥</mo>
        <mn>0</mn>
      </mrow>
    </mrow>
    <annotation encoding="StarMath 5.0">x_ 1+x_ 2+x_ 3= 6 `y` x_i &gt;= 0 </annotation>
  </semantics>
</math>
</file>

<file path=Object 16/content.xml><?xml version="1.0" encoding="utf-8"?>
<math xmlns="http://www.w3.org/1998/Math/MathML" display="block">
  <semantics>
    <mrow>
      <msubsup>
        <mi>C</mi>
        <mn>3,6</mn>
        <mi>R</mi>
      </msubsup>
      <mo stretchy="false">=</mo>
      <mrow>
        <mo fence="true" stretchy="true">(</mo>
        <mrow>
          <mtable>
            <mtr>
              <mtd>
                <mn>8</mn>
              </mtd>
            </mtr>
            <mtr>
              <mtd>
                <mn>6</mn>
              </mtd>
            </mtr>
          </mtable>
        </mrow>
        <mo fence="true" stretchy="true">)</mo>
      </mrow>
    </mrow>
    <annotation encoding="StarMath 5.0"> C^ R_{3,6} = left(matrix{8##6} right)</annotation>
  </semantics>
</math>
</file>

<file path=Object 1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8</mn>
                </mtd>
              </mtr>
              <mtr>
                <mtd>
                  <mn>6</mn>
                </mtd>
              </mtr>
            </mtable>
          </mrow>
          <mo fence="true" stretchy="true">)</mo>
        </mrow>
        <mo stretchy="false">−</mo>
        <mn>3</mn>
      </mrow>
      <mo stretchy="false">=</mo>
      <mn>25</mn>
    </mrow>
    <annotation encoding="StarMath 5.0">left(matrix{8##6} right)-3=25</annotation>
  </semantics>
</math>
</file>

<file path=Object 2/content.xml><?xml version="1.0" encoding="utf-8"?>
<math xmlns="http://www.w3.org/1998/Math/MathML" display="block">
  <semantics>
    <mrow>
      <msubsup>
        <mi>C</mi>
        <mrow>
          <mi>n</mi>
          <mo stretchy="false">+</mo>
          <mn>1,2</mn>
        </mrow>
        <mi>R</mi>
      </msubsup>
      <mo stretchy="false">=</mo>
      <mrow>
        <mo fence="true" stretchy="true">(</mo>
        <mrow>
          <mtable>
            <mtr>
              <mtd>
                <mrow>
                  <mi>n</mi>
                  <mo stretchy="false">+</mo>
                  <mn>2</mn>
                </mrow>
              </mtd>
            </mtr>
            <mtr>
              <mtd>
                <mn>2</mn>
              </mtd>
            </mtr>
          </mtable>
        </mrow>
        <mo fence="true" stretchy="true">)</mo>
      </mrow>
      <mo stretchy="false">=</mo>
      <mfrac>
        <mrow>
          <mrow>
            <mo fence="true" stretchy="false">(</mo>
            <mrow>
              <mrow>
                <mi>n</mi>
                <mo stretchy="false">+</mo>
                <mn>2</mn>
              </mrow>
            </mrow>
            <mo fence="true" stretchy="false">)</mo>
          </mrow>
          <mi>!</mi>
        </mrow>
        <mrow>
          <mi>n</mi>
          <mi>!</mi>
          <mn>2</mn>
          <mi>!</mi>
        </mrow>
      </mfrac>
      <mo stretchy="false">=</mo>
      <mfrac>
        <mrow>
          <mrow>
            <mo fence="true" stretchy="false">(</mo>
            <mrow>
              <mrow>
                <mi>n</mi>
                <mo stretchy="false">+</mo>
                <mn>2</mn>
              </mrow>
            </mrow>
            <mo fence="true" stretchy="false">)</mo>
          </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  <mn>2</mn>
      </mfrac>
    </mrow>
    <annotation encoding="StarMath 5.0">C^ R_{n+1,2}=left( matrix{n+2##2} right) = {(n+2)!} over {n! 2!} = {(n+2)(n+1)} over 2</annotation>
  </semantics>
</math>
</file>

<file path=Object 3/content.xml><?xml version="1.0" encoding="utf-8"?>
<math xmlns="http://www.w3.org/1998/Math/MathML" display="block">
  <semantics>
    <mrow>
      <mtext>#</mtext>
      <mrow>
        <mo fence="true" stretchy="false">{</mo>
        <mrow>
          <mrow>
            <mrow>
              <mrow>
                <mo fence="true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sub>
                      <mi>x</mi>
                      <mn>3</mn>
                    </msub>
                  </mrow>
                </mrow>
                <mo fence="true" stretchy="false">)</mo>
              </mrow>
              <mo stretchy="false">∈</mo>
              <msup>
                <mi mathvariant="normal">ℕ</mi>
                <mn>2</mn>
              </msup>
            </mrow>
            <mspace width="0.5em"/>
            <mi mathvariant="italic">tq</mi>
            <mspace width="0.5em"/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  <mo stretchy="false">+</mo>
                <msub>
                  <mi>x</mi>
                  <mn>3</mn>
                </msub>
              </mrow>
              <mo stretchy="false">=</mo>
              <mn>9</mn>
            </mrow>
          </mrow>
        </mrow>
        <mo fence="true" stretchy="false">}</mo>
      </mrow>
    </mrow>
    <annotation encoding="StarMath 5.0">"#"lbrace ( x_1,x_2,x_3 ) in setn^2 `tq` x_1+x_2+x_3=9 rbrace</annotation>
  </semantics>
</math>
</file>

<file path=Object 4/content.xml><?xml version="1.0" encoding="utf-8"?>
<math xmlns="http://www.w3.org/1998/Math/MathML" display="block">
  <semantics>
    <mrow>
      <msubsup>
        <mi>C</mi>
        <mn>3,9</mn>
        <mi>R</mi>
      </msubsup>
      <mo stretchy="false">=</mo>
      <mrow>
        <mo fence="true" stretchy="true">(</mo>
        <mrow>
          <mtable>
            <mtr>
              <mtd>
                <mn>11</mn>
              </mtd>
            </mtr>
            <mtr>
              <mtd>
                <mn>9</mn>
              </mtd>
            </mtr>
          </mtable>
        </mrow>
        <mo fence="true" stretchy="true">)</mo>
      </mrow>
      <mo stretchy="false">=</mo>
      <mn>55</mn>
    </mrow>
    <annotation encoding="StarMath 5.0">C^ R_ {3,9} = left( matrix{11##9}right)=55</annotation>
  </semantics>
</math>
</file>

<file path=Object 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5</mn>
              </mtd>
            </mtr>
            <mtr>
              <mtd>
                <mn>2</mn>
              </mtd>
            </mtr>
          </mtable>
        </mrow>
        <mo fence="true" stretchy="true">)</mo>
      </mrow>
      <mi>·</mi>
      <mrow>
        <msup>
          <mn>2</mn>
          <mn>4</mn>
        </msup>
        <mo stretchy="false">=</mo>
        <mn>160</mn>
      </mrow>
    </mrow>
    <annotation encoding="StarMath 5.0">left(matrix{5##2}right) · 2^ 4 = 160</annotation>
  </semantics>
</math>
</file>

<file path=Object 6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row>
              <mi>x</mi>
              <mo stretchy="false">∈</mo>
              <mi>X</mi>
            </mrow>
            <mspace width="0.5em"/>
            <mi mathvariant="italic">tq</mi>
            <mspace width="0.5em"/>
            <mi mathvariant="italic">es</mi>
            <mspace width="0.5em"/>
            <mi mathvariant="italic">múltiplo</mi>
            <mspace width="0.5em"/>
            <mi mathvariant="italic">de</mi>
            <mspace width="0.5em"/>
            <mn>3</mn>
          </mrow>
        </mrow>
        <mo fence="true" stretchy="false">}</mo>
      </mrow>
      <mo stretchy="false">=</mo>
      <mrow>
        <mo fence="true" stretchy="false">{</mo>
        <mrow>
          <mrow>
            <mn>3</mn>
            <mi>·</mi>
            <mn>9,3</mn>
            <mi>·</mi>
            <mn>10,.</mn>
            <mn>..</mn>
            <mn>,3</mn>
            <mi>·</mi>
            <mn>41</mn>
          </mrow>
        </mrow>
        <mo fence="true" stretchy="false">}</mo>
      </mrow>
    </mrow>
    <annotation encoding="StarMath 5.0">A=lbrace x in X `tq` es `múltiplo` de ` 3 rbrace= lbrace 3·9,3·10,...,3·41 rbrace</annotation>
  </semantics>
</math>
</file>

<file path=Object 7/content.xml><?xml version="1.0" encoding="utf-8"?>
<math xmlns="http://www.w3.org/1998/Math/MathML" display="block">
  <semantics>
    <mrow>
      <mtext>#</mtext>
      <mrow>
        <mrow>
          <mo fence="true" stretchy="false">(</mo>
          <mrow>
            <mrow>
              <mi>X</mi>
              <mo stretchy="false">∖</mo>
              <mi>A</mi>
            </mrow>
          </mrow>
          <mo fence="true" stretchy="false">)</mo>
        </mrow>
        <mo stretchy="false">=</mo>
        <mtext>#</mtext>
      </mrow>
      <mrow>
        <mi>X</mi>
        <mo stretchy="false">−</mo>
        <mtext>#</mtext>
      </mrow>
      <mrow>
        <mi>A</mi>
        <mo stretchy="false">=</mo>
        <mrow>
          <mn>100</mn>
          <mo stretchy="false">−</mo>
          <mn>33</mn>
        </mrow>
        <mo stretchy="false">=</mo>
        <mn>67</mn>
      </mrow>
    </mrow>
    <annotation encoding="StarMath 5.0">"#"(X setminus A)= "#"X-"#"A= 100 - 33=67</annotation>
  </semantics>
</math>
</file>

<file path=Object 8/content.xml><?xml version="1.0" encoding="utf-8"?>
<math xmlns="http://www.w3.org/1998/Math/MathML" display="block">
  <semantics>
    <mrow>
      <msubsup>
        <mi>P</mi>
        <mn>5</mn>
        <mn>1,2,2</mn>
      </msubsup>
      <mi>–</mi>
      <mrow>
        <msubsup>
          <mi>P</mi>
          <mn>4</mn>
          <mn>2,2</mn>
        </msubsup>
        <mo stretchy="false">=</mo>
        <mn>24</mn>
      </mrow>
    </mrow>
    <annotation encoding="StarMath 5.0">P_ 5 ^{1,2,2} – P_ 4 ^{2,2} = 24</annotation>
  </semantics>
</math>
</file>

<file path=Object 9/content.xml><?xml version="1.0" encoding="utf-8"?>
<math xmlns="http://www.w3.org/1998/Math/MathML" display="block">
  <semantics>
    <mrow>
      <mrow>
        <mrow>
          <msub>
            <mi>x</mi>
            <mn>2</mn>
          </msub>
          <mo stretchy="false">+</mo>
          <msub>
            <mi>x</mi>
            <mn>3</mn>
          </msub>
        </mrow>
        <mo stretchy="false">=</mo>
        <mn>8</mn>
      </mrow>
      <mi>y</mi>
      <mrow>
        <msub>
          <mi>x</mi>
          <mn>2</mn>
        </msub>
        <mo stretchy="false">≥</mo>
        <mn>0</mn>
      </mrow>
    </mrow>
    <annotation encoding="StarMath 5.0">x_ 2 +x_ 3=8 y x_ 2&gt;=0 </annotation>
  </semantics>
</math>
</file>